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3" style:family="graphic" style:parent-style-name="objectwithoutfill">
      <style:graphic-properties draw:marker-end="Diamond_20_unfilled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7" style:family="graphic" style:parent-style-name="objectwithoutfill">
      <style:graphic-properties draw:marker-end="Triangle_20_unfilled" draw:marker-end-width="0.3cm" draw:fill="none" draw:textarea-vertical-align="middle"/>
    </style:style>
    <style:style style:name="gr8" style:family="graphic" style:parent-style-name="objectwithoutfill">
      <style:graphic-properties draw:marker-end="Diamond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46cm"/>
    </style:style>
    <style:style style:name="gr10" style:family="graphic" style:parent-style-name="objectwithoutfill">
      <style:graphic-properties draw:marker-end="Triangle_20_unfilled" draw:fill="none" draw:textarea-vertical-align="middle"/>
    </style:style>
    <style:style style:name="gr11" style:family="graphic" style:parent-style-name="objectwithoutfill">
      <style:graphic-properties draw:marker-start="Triangle_20_unfilled" draw:marker-end="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9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331cm"/>
    </style:style>
    <style:style style:name="gr15" style:family="graphic" style:parent-style-name="objectwithoutfill">
      <style:graphic-properties draw:marker-end="Short_20_line_20_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81cm"/>
    </style:style>
    <style:style style:name="gr17" style:family="graphic" style:parent-style-name="objectwithoutfill">
      <style:graphic-properties draw:marker-start="Short_20_line_20_Arrow" draw:marker-end="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043cm"/>
    </style:style>
    <style:style style:name="gr19" style:family="graphic" style:parent-style-name="objectwithoutfill">
      <style:graphic-properties draw:stroke="dash" draw:stroke-dash="Ultrafine_20_Dashed" draw:marker-end="Triangle_20_unfilled" draw:fill="none" draw:textarea-vertical-align="middle"/>
    </style:style>
    <style:style style:name="gr20" style:family="graphic" style:parent-style-name="objectwithoutfill">
      <style:graphic-properties draw:stroke="solid" draw:stroke-dash="Ultrafine_20_Dashed" draw:marker-end="Triangle_20_unfilled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4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3" style:family="text">
      <style:text-properties fo:font-family="'Times New Roman'" style:font-style-name="Italic" style:font-family-generic="roman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1.524cm" svg:height="0.629cm" svg:x="6.807cm" svg:y="5.143cm">
          <text:p text:style-name="P1"><text:span text:style-name="T1">Evaluator</text:span></text:p>
        </draw:rect>
        <draw:rect draw:style-name="gr1" draw:text-style-name="P2" xml:id="id5" draw:id="id5" draw:layer="layout" svg:width="2.286cm" svg:height="0.635cm" svg:x="4.521cm" svg:y="5.953cm">
          <text:p text:style-name="P1"><text:span text:style-name="T1">Recommender</text:span></text:p>
        </draw:rect>
        <draw:rect draw:style-name="gr1" draw:text-style-name="P2" xml:id="id4" draw:id="id4" draw:layer="layout" svg:width="1.524cm" svg:height="0.635cm" svg:x="8.839cm" svg:y="5.953cm">
          <text:p text:style-name="P1"><text:span text:style-name="T1">Metrics</text:span></text:p>
        </draw:rect>
        <draw:rect draw:style-name="gr1" draw:text-style-name="P2" xml:id="id1" draw:id="id1" draw:layer="layout" svg:width="2.667cm" svg:height="0.629cm" svg:x="4.521cm" svg:y="4.194cm">
          <text:p text:style-name="P1"><text:span text:style-name="T1">EvaluatorListener</text:span></text:p>
        </draw:rect>
        <draw:rect draw:style-name="gr1" draw:text-style-name="P2" xml:id="id2" draw:id="id2" draw:layer="layout" svg:width="2.413cm" svg:height="0.629cm" svg:x="7.95cm" svg:y="4.2cm">
          <text:p text:style-name="P1"><text:span text:style-name="T1">EvaluatorEvent</text:span></text:p>
        </draw:rect>
        <draw:connector draw:style-name="gr2" draw:text-style-name="P1" draw:layer="layout" draw:type="line" svg:x1="7.188cm" svg:y1="4.508cm" svg:x2="7.95cm" svg:y2="4.514cm" draw:start-shape="id1" draw:start-glue-point="1" draw:end-shape="id2" draw:end-glue-point="3" svg:d="M7188 4508l762 6">
          <text:p/>
        </draw:connector>
        <draw:connector draw:style-name="gr3" draw:text-style-name="P1" draw:layer="layout" draw:type="line" svg:x1="5.854cm" svg:y1="4.823cm" svg:x2="6.807cm" svg:y2="5.457cm" draw:start-shape="id1" draw:start-glue-point="2" draw:end-shape="id3" draw:end-glue-point="3" svg:d="M5854 4823l953 634">
          <text:p/>
        </draw:connector>
        <draw:frame draw:style-name="gr4" draw:text-style-name="P3" draw:layer="layout" svg:width="0.93cm" svg:height="0.573cm" svg:x="5.242cm" svg:y="4.764cm">
          <draw:text-box>
            <text:p><text:span text:style-name="T2">0..*</text:span></text:p>
          </draw:text-box>
        </draw:frame>
        <draw:frame draw:style-name="gr4" draw:text-style-name="P3" draw:layer="layout" svg:width="0.93cm" svg:height="0.573cm" svg:x="6.104cm" svg:y="5.364cm">
          <draw:text-box>
            <text:p><text:span text:style-name="T2">1..*</text:span></text:p>
          </draw:text-box>
        </draw:frame>
        <draw:connector draw:style-name="gr2" draw:text-style-name="P1" draw:layer="layout" draw:type="line" svg:x1="8.331cm" svg:y1="5.457cm" svg:x2="9.156cm" svg:y2="4.829cm" draw:start-shape="id3" draw:start-glue-point="1" draw:end-shape="id2" draw:end-glue-point="2" svg:d="M8331 5457l825-628">
          <text:p/>
        </draw:connector>
        <draw:connector draw:style-name="gr5" draw:text-style-name="P1" draw:layer="layout" draw:type="line" svg:x1="7.569cm" svg:y1="5.772cm" svg:x2="8.839cm" svg:y2="6.27cm" draw:start-shape="id3" draw:start-glue-point="2" draw:end-shape="id4" draw:end-glue-point="3" svg:d="M7569 5772l1270 498">
          <text:p/>
        </draw:connector>
        <draw:connector draw:style-name="gr2" draw:text-style-name="P1" draw:layer="layout" draw:type="line" svg:x1="7.569cm" svg:y1="5.772cm" svg:x2="6.807cm" svg:y2="6.27cm" draw:start-shape="id3" draw:start-glue-point="2" draw:end-shape="id5" draw:end-glue-point="1" svg:d="M7569 5772l-762 498">
          <text:p/>
        </draw:connector>
        <draw:connector draw:style-name="gr5" draw:text-style-name="P1" draw:layer="layout" draw:type="line" svg:x1="9.156cm" svg:y1="4.829cm" svg:x2="9.601cm" svg:y2="5.953cm" draw:start-shape="id2" draw:start-glue-point="2" draw:end-shape="id4" draw:end-glue-point="0" svg:d="M9156 4829l445 1124">
          <text:p/>
        </draw:connector>
        <draw:rect draw:style-name="gr1" draw:text-style-name="P2" xml:id="id6" draw:id="id6" draw:layer="layout" svg:width="1.524cm" svg:height="0.635cm" svg:x="6.807cm" svg:y="6.734cm">
          <text:p text:style-name="P1"><text:span text:style-name="T1">Dataset</text:span></text:p>
        </draw:rect>
        <draw:connector draw:style-name="gr2" draw:text-style-name="P1" draw:layer="layout" draw:type="line" svg:x1="7.569cm" svg:y1="5.772cm" svg:x2="7.569cm" svg:y2="6.734cm" draw:start-shape="id3" draw:start-glue-point="2" draw:end-shape="id6" draw:end-glue-point="0" svg:d="M7569 5772v962">
          <text:p/>
        </draw:connector>
        <draw:rect draw:style-name="gr1" draw:text-style-name="P2" xml:id="id8" draw:id="id8" draw:layer="layout" svg:width="1.143cm" svg:height="0.629cm" svg:x="12.757cm" svg:y="5.251cm">
          <text:p text:style-name="P1"><text:span text:style-name="T1">Metric</text:span></text:p>
        </draw:rect>
        <draw:rect draw:style-name="gr1" draw:text-style-name="P2" xml:id="id7" draw:id="id7" draw:layer="layout" svg:width="2.286cm" svg:height="0.635cm" svg:x="10.925cm" svg:y="6.434cm">
          <text:p text:style-name="P1"><text:span text:style-name="T1">AbstractMetric</text:span></text:p>
        </draw:rect>
        <draw:rect draw:style-name="gr1" draw:text-style-name="P2" xml:id="id9" draw:id="id9" draw:layer="layout" svg:width="2.286cm" svg:height="0.635cm" svg:x="13.465cm" svg:y="6.434cm">
          <text:p text:style-name="P1"><text:span text:style-name="T1">MetaMetric</text:span></text:p>
        </draw:rect>
        <draw:connector draw:style-name="gr6" draw:text-style-name="P1" draw:layer="layout" draw:type="line" svg:x1="12.068cm" svg:y1="6.434cm" svg:x2="13.328cm" svg:y2="5.88cm" draw:start-shape="id7" draw:start-glue-point="0" draw:end-shape="id8" draw:end-glue-point="2" svg:d="M12068 6434l1260-554">
          <text:p/>
        </draw:connector>
        <draw:connector draw:style-name="gr5" draw:text-style-name="P1" draw:layer="layout" draw:type="line" svg:x1="14.608cm" svg:y1="6.434cm" svg:x2="13.328cm" svg:y2="5.88cm" draw:start-shape="id9" draw:start-glue-point="0" draw:end-shape="id8" draw:end-glue-point="2" svg:d="M14608 6434l-1280-554">
          <text:p/>
        </draw:connector>
        <draw:rect draw:style-name="gr1" draw:text-style-name="P2" draw:layer="layout" svg:width="2.286cm" svg:height="0.635cm" svg:x="12.195cm" svg:y="7.479cm">
          <text:p text:style-name="P1"><text:span text:style-name="T1">DefaultMetric</text:span></text:p>
        </draw:rect>
        <draw:rect draw:style-name="gr1" draw:text-style-name="P2" xml:id="id12" draw:id="id12" draw:layer="layout" svg:width="1.905cm" svg:height="0.635cm" svg:x="14.481cm" svg:y="5.242cm">
          <text:p text:style-name="P1"><text:span text:style-name="T1">MetricValue</text:span></text:p>
        </draw:rect>
        <draw:rect draw:style-name="gr1" draw:text-style-name="P2" xml:id="id10" draw:id="id10" draw:layer="layout" svg:width="2.286cm" svg:height="0.635cm" svg:x="10.925cm" svg:y="4.202cm">
          <text:p text:style-name="P1"><text:span text:style-name="T1">MetricWrapper</text:span></text:p>
        </draw:rect>
        <draw:rect draw:style-name="gr1" draw:text-style-name="P2" xml:id="id11" draw:id="id11" draw:layer="layout" svg:width="1.524cm" svg:height="0.635cm" svg:x="14.837cm" svg:y="4.199cm">
          <text:p text:style-name="P1"><text:span text:style-name="T1">Metrics</text:span></text:p>
        </draw:rect>
        <draw:connector draw:style-name="gr5" draw:text-style-name="P1" draw:layer="layout" draw:type="line" svg:x1="12.068cm" svg:y1="4.837cm" svg:x2="13.328cm" svg:y2="5.251cm" draw:start-shape="id10" draw:start-glue-point="2" draw:end-shape="id8" draw:end-glue-point="0" svg:d="M12068 4837l1260 414">
          <text:p/>
        </draw:connector>
        <draw:connector draw:style-name="gr7" draw:text-style-name="P1" draw:layer="layout" draw:type="line" svg:x1="12.068cm" svg:y1="4.837cm" svg:x2="12.068cm" svg:y2="6.434cm" draw:start-shape="id10" draw:start-glue-point="2" draw:end-shape="id7" draw:end-glue-point="0" svg:d="M12068 4837v1597">
          <text:p/>
        </draw:connector>
        <draw:connector draw:style-name="gr8" draw:text-style-name="P1" draw:layer="layout" draw:type="line" svg:x1="13.211cm" svg:y1="4.519cm" svg:x2="14.837cm" svg:y2="4.516cm" draw:start-shape="id10" draw:start-glue-point="1" draw:end-shape="id11" draw:end-glue-point="3" svg:d="M13211 4519l1626-3">
          <text:p/>
        </draw:connector>
        <draw:frame draw:style-name="gr4" draw:text-style-name="P3" draw:layer="layout" svg:width="0.93cm" svg:height="0.573cm" svg:x="13.005cm" svg:y="4.063cm">
          <draw:text-box>
            <text:p><text:span text:style-name="T2">1..*</text:span></text:p>
          </draw:text-box>
        </draw:frame>
        <draw:frame draw:style-name="gr9" draw:text-style-name="P3" draw:layer="layout" svg:width="0.646cm" svg:height="0.573cm" svg:x="14.305cm" svg:y="3.964cm">
          <draw:text-box>
            <text:p><text:span text:style-name="T2">1</text:span></text:p>
          </draw:text-box>
        </draw:frame>
        <draw:line draw:style-name="gr10" draw:text-style-name="P1" draw:layer="layout" svg:x1="12.576cm" svg:y1="7.477cm" svg:x2="12.576cm" svg:y2="7.071cm">
          <text:p/>
        </draw:line>
        <draw:line draw:style-name="gr11" draw:text-style-name="P1" draw:layer="layout" svg:x1="14.176cm" svg:y1="7.478cm" svg:x2="14.176cm" svg:y2="7.072cm">
          <text:p/>
        </draw:line>
        <draw:connector draw:style-name="gr5" draw:text-style-name="P1" draw:layer="layout" draw:type="line" svg:x1="13.9cm" svg:y1="5.565cm" svg:x2="14.481cm" svg:y2="5.559cm" draw:start-shape="id8" draw:start-glue-point="1" draw:end-shape="id12" draw:end-glue-point="3" svg:d="M13900 5565l581-6">
          <text:p/>
        </draw:connector>
        <draw:rect draw:style-name="gr1" draw:text-style-name="P2" xml:id="id14" draw:id="id14" draw:layer="layout" svg:width="2.286cm" svg:height="0.635cm" svg:x="6.48cm" svg:y="9.36cm">
          <text:p text:style-name="P1"><text:span text:style-name="T1">DefaultMetric</text:span></text:p>
        </draw:rect>
        <draw:rect draw:style-name="gr1" draw:text-style-name="P2" xml:id="id13" draw:id="id13" draw:layer="layout" svg:width="2.286cm" svg:height="0.635cm" svg:x="6.48cm" svg:y="8.271cm">
          <text:p text:style-name="P1"><text:span text:style-name="T1">TimeMetric</text:span></text:p>
        </draw:rect>
        <draw:connector draw:style-name="gr7" draw:text-style-name="P1" draw:layer="layout" draw:type="line" svg:x1="7.623cm" svg:y1="8.906cm" svg:x2="7.623cm" svg:y2="9.36cm" draw:start-shape="id13" draw:start-glue-point="2" draw:end-shape="id14" draw:end-glue-point="0" svg:d="M7623 8906v454">
          <text:p/>
        </draw:connector>
        <draw:rect draw:style-name="gr1" draw:text-style-name="P2" xml:id="id20" draw:id="id20" draw:layer="layout" svg:width="0.889cm" svg:height="0.629cm" svg:x="4.521cm" svg:y="9.566cm">
          <text:p text:style-name="P1"><text:span text:style-name="T1">MAE</text:span></text:p>
        </draw:rect>
        <draw:rect draw:style-name="gr1" draw:text-style-name="P2" xml:id="id21" draw:id="id21" draw:layer="layout" svg:width="0.889cm" svg:height="0.629cm" svg:x="4.521cm" svg:y="10.584cm">
          <text:p text:style-name="P1"><text:span text:style-name="T1">MSE</text:span></text:p>
        </draw:rect>
        <draw:rect draw:style-name="gr1" draw:text-style-name="P2" xml:id="id22" draw:id="id22" draw:layer="layout" svg:width="1.016cm" svg:height="0.629cm" svg:x="4.521cm" svg:y="11.59cm">
          <text:p text:style-name="P1"><text:span text:style-name="T1">RMSE</text:span></text:p>
        </draw:rect>
        <draw:rect draw:style-name="gr1" draw:text-style-name="P2" xml:id="id15" draw:id="id15" draw:layer="layout" svg:width="1.397cm" svg:height="0.629cm" svg:x="6.226cm" svg:y="13.506cm">
          <text:p text:style-name="P1"><text:span text:style-name="T1">Precision</text:span></text:p>
        </draw:rect>
        <draw:rect draw:style-name="gr1" draw:text-style-name="P2" xml:id="id17" draw:id="id17" draw:layer="layout" svg:width="1.143cm" svg:height="0.629cm" svg:x="7.75cm" svg:y="13.506cm">
          <text:p text:style-name="P1"><text:span text:style-name="T1">Recall</text:span></text:p>
        </draw:rect>
        <draw:rect draw:style-name="gr1" draw:text-style-name="P2" xml:id="id23" draw:id="id23" draw:layer="layout" svg:width="1.143cm" svg:height="0.629cm" svg:x="10.233cm" svg:y="9.566cm">
          <text:p text:style-name="P1"><text:span text:style-name="T1">NDPM</text:span></text:p>
        </draw:rect>
        <draw:rect draw:style-name="gr1" draw:text-style-name="P2" xml:id="id24" draw:id="id24" draw:layer="layout" svg:width="1.523cm" svg:height="0.629cm" svg:x="9.834cm" svg:y="10.584cm">
          <text:p text:style-name="P1"><text:span text:style-name="T1">Spearman</text:span></text:p>
        </draw:rect>
        <draw:rect draw:style-name="gr1" draw:text-style-name="P2" xml:id="id25" draw:id="id25" draw:layer="layout" svg:width="1.287cm" svg:height="0.629cm" svg:x="10.035cm" svg:y="11.578cm">
          <text:p text:style-name="P1"><text:span text:style-name="T1">Pearson</text:span></text:p>
        </draw:rect>
        <draw:rect draw:style-name="gr1" draw:text-style-name="P2" xml:id="id16" draw:id="id16" draw:layer="layout" svg:width="3.302cm" svg:height="0.629cm" svg:x="6.026cm" svg:y="12.516cm">
          <text:p text:style-name="P1"><text:span text:style-name="T1">ClassificationAccuracy</text:span></text:p>
        </draw:rect>
        <draw:connector draw:style-name="gr7" draw:text-style-name="P1" draw:layer="layout" draw:type="line" svg:x1="6.924cm" svg:y1="13.506cm" svg:x2="7.677cm" svg:y2="13.145cm" draw:start-shape="id15" draw:start-glue-point="0" draw:end-shape="id16" draw:end-glue-point="2" svg:d="M6924 13506l753-361">
          <text:p/>
        </draw:connector>
        <draw:connector draw:style-name="gr7" draw:text-style-name="P1" draw:layer="layout" draw:type="line" svg:x1="8.321cm" svg:y1="13.506cm" svg:x2="7.677cm" svg:y2="13.145cm" draw:start-shape="id17" draw:start-glue-point="0" draw:end-shape="id16" draw:end-glue-point="2" svg:d="M8321 13506l-644-361">
          <text:p/>
        </draw:connector>
        <draw:rect draw:style-name="gr1" draw:text-style-name="P2" xml:id="id18" draw:id="id18" draw:layer="layout" svg:width="3.04cm" svg:height="0.629cm" draw:transform="rotate (1.5707963267946) translate (5.794cm 12.403cm)">
          <text:p text:style-name="P1"><text:span text:style-name="T1">PredictiveAccuracy</text:span></text:p>
        </draw:rect>
        <draw:rect draw:style-name="gr1" draw:text-style-name="P2" xml:id="id19" draw:id="id19" draw:layer="layout" svg:width="3.048cm" svg:height="0.629cm" draw:transform="rotate (1.5707963267946) translate (8.817cm 12.411cm)">
          <text:p text:style-name="P1"><text:span text:style-name="T1">CorrelationAccuracy</text:span></text:p>
        </draw:rect>
        <draw:connector draw:style-name="gr7" draw:text-style-name="P1" draw:layer="layout" draw:type="line" svg:x1="6.423cm" svg:y1="10.883cm" svg:x2="7.623cm" svg:y2="9.995cm" draw:start-shape="id18" draw:start-glue-point="2" draw:end-shape="id14" draw:end-glue-point="2" svg:d="M6423 10883l1200-888">
          <text:p/>
        </draw:connector>
        <draw:connector draw:style-name="gr7" draw:text-style-name="P1" draw:layer="layout" draw:type="line" svg:x1="7.677cm" svg:y1="12.516cm" svg:x2="7.623cm" svg:y2="9.995cm" draw:start-shape="id16" draw:start-glue-point="0" draw:end-shape="id14" draw:end-glue-point="2" svg:d="M7677 12516l-54-2521">
          <text:p/>
        </draw:connector>
        <draw:connector draw:style-name="gr7" draw:text-style-name="P1" draw:layer="layout" draw:type="line" svg:x1="8.817cm" svg:y1="10.887cm" svg:x2="7.623cm" svg:y2="9.995cm" draw:start-shape="id19" draw:start-glue-point="0" draw:end-shape="id14" draw:end-glue-point="2" svg:d="M8817 10887l-1194-892">
          <text:p/>
        </draw:connector>
        <draw:connector draw:style-name="gr7" draw:text-style-name="P1" draw:layer="layout" draw:type="line" svg:x1="5.41cm" svg:y1="9.88cm" svg:x2="5.794cm" svg:y2="10.883cm" draw:start-shape="id20" draw:start-glue-point="1" draw:end-shape="id18" draw:end-glue-point="0" svg:d="M5410 9880l384 1003">
          <text:p/>
        </draw:connector>
        <draw:connector draw:style-name="gr7" draw:text-style-name="P1" draw:layer="layout" draw:type="line" svg:x1="5.41cm" svg:y1="10.898cm" svg:x2="5.794cm" svg:y2="10.883cm" draw:start-shape="id21" draw:start-glue-point="1" draw:end-shape="id18" draw:end-glue-point="0" svg:d="M5410 10898l384-15">
          <text:p/>
        </draw:connector>
        <draw:connector draw:style-name="gr7" draw:text-style-name="P1" draw:layer="layout" draw:type="line" svg:x1="5.537cm" svg:y1="11.904cm" svg:x2="5.794cm" svg:y2="10.883cm" draw:start-shape="id22" draw:start-glue-point="1" draw:end-shape="id18" draw:end-glue-point="0" svg:d="M5537 11904l257-1021">
          <text:p/>
        </draw:connector>
        <draw:connector draw:style-name="gr7" draw:text-style-name="P1" draw:layer="layout" draw:type="line" svg:x1="10.233cm" svg:y1="9.88cm" svg:x2="9.446cm" svg:y2="10.887cm" draw:start-shape="id23" draw:start-glue-point="3" draw:end-shape="id19" draw:end-glue-point="2" svg:d="M10233 9880l-787 1007">
          <text:p/>
        </draw:connector>
        <draw:connector draw:style-name="gr7" draw:text-style-name="P1" draw:layer="layout" draw:type="line" svg:x1="9.834cm" svg:y1="10.898cm" svg:x2="9.446cm" svg:y2="10.887cm" draw:start-shape="id24" draw:start-glue-point="3" draw:end-shape="id19" draw:end-glue-point="2" svg:d="M9834 10898l-388-11">
          <text:p/>
        </draw:connector>
        <draw:connector draw:style-name="gr7" draw:text-style-name="P1" draw:layer="layout" draw:type="line" svg:x1="10.035cm" svg:y1="11.892cm" svg:x2="9.446cm" svg:y2="10.887cm" draw:start-shape="id25" draw:start-glue-point="3" draw:end-shape="id19" draw:end-glue-point="2" svg:d="M10035 11892l-589-1005">
          <text:p/>
        </draw:connector>
        <draw:rect draw:style-name="gr1" draw:text-style-name="P2" draw:layer="layout" svg:width="3.175cm" svg:height="0.629cm" svg:x="11.957cm" svg:y="11.592cm">
          <text:p text:style-name="P1"><text:span text:style-name="T1">External applications</text:span></text:p>
        </draw:rect>
        <draw:rect draw:style-name="gr1" draw:text-style-name="P2" xml:id="id26" draw:id="id26" draw:layer="layout" svg:width="1.524cm" svg:height="0.635cm" svg:x="12.973cm" svg:y="8.914cm">
          <text:p text:style-name="P1"><text:span text:style-name="T1">Dataset</text:span></text:p>
        </draw:rect>
        <draw:rect draw:style-name="gr1" draw:text-style-name="P2" xml:id="id27" draw:id="id27" draw:layer="layout" svg:width="1.524cm" svg:height="0.629cm" svg:x="12.973cm" svg:y="10.303cm">
          <text:p text:style-name="P1"><text:span text:style-name="T1">Evaluator</text:span></text:p>
        </draw:rect>
        <draw:connector draw:style-name="gr5" draw:text-style-name="P1" draw:layer="layout" draw:type="line" svg:x1="13.735cm" svg:y1="9.549cm" svg:x2="13.735cm" svg:y2="10.303cm" draw:start-shape="id26" draw:start-glue-point="2" draw:end-shape="id27" draw:end-glue-point="0" svg:d="M13735 9549v754">
          <text:p/>
        </draw:connector>
        <draw:rect draw:style-name="gr1" draw:text-style-name="P2" xml:id="id28" draw:id="id28" draw:layer="layout" svg:width="2.286cm" svg:height="0.635cm" svg:x="14.767cm" svg:y="8.914cm">
          <text:p text:style-name="P1"><text:span text:style-name="T1">Recommender</text:span></text:p>
        </draw:rect>
        <draw:connector draw:style-name="gr5" draw:text-style-name="P1" draw:layer="layout" draw:type="line" svg:x1="14.497cm" svg:y1="10.617cm" svg:x2="15.91cm" svg:y2="9.549cm" draw:start-shape="id27" draw:start-glue-point="1" draw:end-shape="id28" draw:end-glue-point="2" svg:d="M14497 10617l1413-1068">
          <text:p/>
        </draw:connector>
        <draw:rect draw:style-name="gr1" draw:text-style-name="P2" xml:id="id29" draw:id="id29" draw:layer="layout" svg:width="1.524cm" svg:height="0.635cm" svg:x="15.513cm" svg:y="11.603cm">
          <text:p text:style-name="P1"><text:span text:style-name="T1">Metrics</text:span></text:p>
        </draw:rect>
        <draw:connector draw:style-name="gr5" draw:text-style-name="P1" draw:layer="layout" draw:type="line" svg:x1="14.497cm" svg:y1="10.617cm" svg:x2="16.275cm" svg:y2="11.603cm" draw:start-shape="id27" draw:start-glue-point="1" draw:end-shape="id29" draw:end-glue-point="0" svg:d="M14497 10617l1778 986">
          <text:p/>
        </draw:connector>
        <draw:frame draw:style-name="gr12" draw:text-style-name="P3" draw:layer="layout" svg:width="1.463cm" svg:height="0.573cm" svg:x="12.465cm" svg:y="9.476cm">
          <draw:text-box>
            <text:p><text:span text:style-name="T2">1. load()</text:span></text:p>
          </draw:text-box>
        </draw:frame>
        <draw:frame draw:style-name="gr13" draw:text-style-name="P3" draw:layer="layout" svg:width="2.022cm" svg:height="0.895cm" svg:x="15.331cm" svg:y="9.749cm">
          <draw:text-box>
            <text:p><text:span text:style-name="T2">2. estimate()</text:span></text:p>
            <text:p><text:span text:style-name="T2">recommend()</text:span></text:p>
          </draw:text-box>
        </draw:frame>
        <draw:frame draw:style-name="gr14" draw:text-style-name="P3" draw:layer="layout" svg:width="1.831cm" svg:height="0.573cm" svg:x="15.166cm" svg:y="10.738cm">
          <draw:text-box>
            <text:p><text:span text:style-name="T2">3. analyze()</text:span></text:p>
          </draw:text-box>
        </draw:frame>
        <draw:line draw:style-name="gr15" draw:text-style-name="P1" draw:layer="layout" svg:x1="13.7cm" svg:y1="11.579cm" svg:x2="13.7cm" svg:y2="10.919cm">
          <text:p/>
        </draw:line>
        <draw:frame draw:style-name="gr16" draw:text-style-name="P3" draw:layer="layout" svg:width="2.31cm" svg:height="0.573cm" svg:x="11.53cm" svg:y="11.019cm">
          <draw:text-box>
            <text:p><text:span text:style-name="T2">4. addListener()</text:span></text:p>
          </draw:text-box>
        </draw:frame>
        <draw:line draw:style-name="gr17" draw:text-style-name="P1" draw:layer="layout" svg:x1="14.2cm" svg:y1="11.603cm" svg:x2="14.2cm" svg:y2="10.943cm">
          <text:p/>
        </draw:line>
        <draw:frame draw:style-name="gr18" draw:text-style-name="P3" draw:layer="layout" svg:width="1.543cm" svg:height="0.573cm" svg:x="14.013cm" svg:y="10.968cm">
          <draw:text-box>
            <text:p><text:span text:style-name="T2">5. issue()</text:span></text:p>
          </draw:text-box>
        </draw:frame>
        <draw:rect draw:style-name="gr1" draw:text-style-name="P2" xml:id="id33" draw:id="id33" draw:layer="layout" svg:width="1.143cm" svg:height="0.629cm" svg:x="6.634cm" svg:y="15.976cm">
          <text:p text:style-name="P1"><text:span text:style-name="T1">Service</text:span></text:p>
        </draw:rect>
        <draw:rect draw:style-name="gr1" draw:text-style-name="P2" xml:id="id34" draw:id="id34" draw:layer="layout" svg:width="1.143cm" svg:height="0.629cm" svg:x="6.634cm" svg:y="15.002cm">
          <text:p text:style-name="P1"><text:span text:style-name="T1">Server</text:span></text:p>
        </draw:rect>
        <draw:rect draw:style-name="gr1" draw:text-style-name="P2" xml:id="id31" draw:id="id31" draw:layer="layout" svg:width="1.524cm" svg:height="0.629cm" svg:x="4.529cm" svg:y="14.997cm">
          <text:p text:style-name="P1"><text:span text:style-name="T1">Response</text:span></text:p>
        </draw:rect>
        <draw:rect draw:style-name="gr1" draw:text-style-name="P2" xml:id="id32" draw:id="id32" draw:layer="layout" svg:width="1.524cm" svg:height="0.629cm" svg:x="4.529cm" svg:y="16.992cm">
          <text:p text:style-name="P1"><text:span text:style-name="T1">Request</text:span></text:p>
        </draw:rect>
        <draw:rect draw:style-name="gr1" draw:text-style-name="P2" xml:id="id30" draw:id="id30" draw:layer="layout" svg:width="1.524cm" svg:height="0.629cm" svg:x="4.529cm" svg:y="15.976cm">
          <text:p text:style-name="P1"><text:span text:style-name="T1">Protocol</text:span></text:p>
        </draw:rect>
        <draw:connector draw:style-name="gr5" draw:text-style-name="P1" draw:layer="layout" draw:type="line" svg:x1="5.291cm" svg:y1="15.976cm" svg:x2="5.291cm" svg:y2="15.626cm" draw:start-shape="id30" draw:start-glue-point="0" draw:end-shape="id31" draw:end-glue-point="2" svg:d="M5291 15976v-350">
          <text:p/>
        </draw:connector>
        <draw:connector draw:style-name="gr5" draw:text-style-name="P1" draw:layer="layout" draw:type="line" svg:x1="5.291cm" svg:y1="16.605cm" svg:x2="5.291cm" svg:y2="16.992cm" draw:start-shape="id30" draw:start-glue-point="2" draw:end-shape="id32" draw:end-glue-point="0" svg:d="M5291 16605v387">
          <text:p/>
        </draw:connector>
        <draw:connector draw:style-name="gr5" draw:text-style-name="P1" draw:layer="layout" draw:type="line" svg:x1="6.634cm" svg:y1="16.29cm" svg:x2="6.053cm" svg:y2="16.29cm" draw:start-shape="id33" draw:start-glue-point="3" draw:end-shape="id30" draw:end-glue-point="1" svg:d="M6634 16290h-581">
          <text:p/>
        </draw:connector>
        <draw:connector draw:style-name="gr5" draw:text-style-name="P1" draw:layer="layout" draw:type="line" svg:x1="7.205cm" svg:y1="15.631cm" svg:x2="7.205cm" svg:y2="15.976cm" draw:start-shape="id34" draw:start-glue-point="2" draw:end-shape="id33" draw:end-glue-point="0" svg:d="M7205 15631v345">
          <text:p/>
        </draw:connector>
        <draw:rect draw:style-name="gr1" draw:text-style-name="P2" xml:id="id36" draw:id="id36" draw:layer="layout" svg:width="1.143cm" svg:height="0.629cm" svg:x="11.465cm" svg:y="13.162cm">
          <text:p text:style-name="P1"><text:span text:style-name="T1">Service</text:span></text:p>
        </draw:rect>
        <draw:rect draw:style-name="gr1" draw:text-style-name="P2" xml:id="id35" draw:id="id35" draw:layer="layout" svg:width="1.143cm" svg:height="0.629cm" svg:x="13.489cm" svg:y="13.162cm">
          <text:p text:style-name="P1"><text:span text:style-name="T1">Server</text:span></text:p>
        </draw:rect>
        <draw:rect draw:style-name="gr1" draw:text-style-name="P2" draw:layer="layout" svg:width="2.286cm" svg:height="0.629cm" svg:x="11.503cm" svg:y="14.284cm">
          <text:p text:style-name="P1"><text:span text:style-name="T1">DefaultService</text:span></text:p>
        </draw:rect>
        <draw:rect draw:style-name="gr1" draw:text-style-name="P2" draw:layer="layout" svg:width="2.159cm" svg:height="0.629cm" svg:x="14.316cm" svg:y="14.284cm">
          <text:p text:style-name="P1"><text:span text:style-name="T1">DefaultServer</text:span></text:p>
        </draw:rect>
        <draw:rect draw:style-name="gr1" draw:text-style-name="P2" draw:layer="layout" svg:width="1.848cm" svg:height="0.629cm" svg:x="15.119cm" svg:y="15.348cm">
          <text:p text:style-name="P1"><text:span text:style-name="T1">Transaction</text:span></text:p>
        </draw:rect>
        <draw:rect draw:style-name="gr1" draw:text-style-name="P2" draw:layer="layout" svg:width="2.229cm" svg:height="0.629cm" svg:x="14.735cm" svg:y="13.159cm">
          <text:p text:style-name="P1"><text:span text:style-name="T1">ActiveMeasure</text:span></text:p>
        </draw:rect>
        <draw:rect draw:style-name="gr1" draw:text-style-name="P2" draw:layer="layout" svg:width="2.159cm" svg:height="0.629cm" svg:x="12.722cm" svg:y="15.354cm">
          <text:p text:style-name="P1"><text:span text:style-name="T1">Recommender</text:span></text:p>
        </draw:rect>
        <draw:line draw:style-name="gr15" draw:text-style-name="P1" draw:layer="layout" svg:x1="13.408cm" svg:y1="14.913cm" svg:x2="15.189cm" svg:y2="15.316cm">
          <text:p/>
        </draw:line>
        <draw:rect draw:style-name="gr1" draw:text-style-name="P2" draw:layer="layout" svg:width="1.37cm" svg:height="0.629cm" svg:x="11.122cm" svg:y="15.354cm">
          <text:p text:style-name="P1"><text:span text:style-name="T1">Dataset</text:span></text:p>
        </draw:rect>
        <draw:line draw:style-name="gr15" draw:text-style-name="P1" draw:layer="layout" svg:x1="16.221cm" svg:y1="14.913cm" svg:x2="16.221cm" svg:y2="15.37cm">
          <text:p/>
        </draw:line>
        <draw:line draw:style-name="gr15" draw:text-style-name="P1" draw:layer="layout" svg:x1="12.921cm" svg:y1="14.913cm" svg:x2="12.921cm" svg:y2="15.37cm">
          <text:p/>
        </draw:line>
        <draw:connector draw:style-name="gr5" draw:text-style-name="P1" draw:layer="layout" draw:type="line" svg:x1="13.489cm" svg:y1="13.476cm" svg:x2="12.608cm" svg:y2="13.476cm" draw:start-shape="id35" draw:start-glue-point="3" draw:end-shape="id36" draw:end-glue-point="1" svg:d="M13489 13476h-881">
          <text:p/>
        </draw:connector>
        <draw:line draw:style-name="gr19" draw:text-style-name="P1" draw:layer="layout" svg:x1="11.603cm" svg:y1="14.253cm" svg:x2="11.603cm" svg:y2="13.77cm">
          <text:p/>
        </draw:line>
        <draw:line draw:style-name="gr19" draw:text-style-name="P1" draw:layer="layout" svg:x1="14.53cm" svg:y1="14.277cm" svg:x2="14.53cm" svg:y2="13.794cm">
          <text:p/>
        </draw:line>
        <draw:line draw:style-name="gr15" draw:text-style-name="P1" draw:layer="layout" svg:x1="16.13cm" svg:y1="14.277cm" svg:x2="16.13cm" svg:y2="13.794cm">
          <text:p/>
        </draw:line>
        <draw:line draw:style-name="gr15" draw:text-style-name="P1" draw:layer="layout" svg:x1="11.821cm" svg:y1="14.913cm" svg:x2="11.821cm" svg:y2="15.37cm">
          <text:p/>
        </draw:line>
        <draw:rect draw:style-name="gr1" draw:text-style-name="P2" draw:layer="layout" svg:width="1.524cm" svg:height="0.629cm" draw:transform="rotate (1.5707963267946) translate (10.36cm 15.57cm)">
          <text:p text:style-name="P1"><text:span text:style-name="T1">Provider</text:span></text:p>
        </draw:rect>
        <draw:line draw:style-name="gr15" draw:text-style-name="P1" draw:layer="layout" svg:x1="11.476cm" svg:y1="14.683cm" svg:x2="10.968cm" svg:y2="14.683cm">
          <text:p/>
        </draw:line>
        <draw:line draw:style-name="gr15" draw:text-style-name="P1" draw:layer="layout" svg:x1="14.322cm" svg:y1="14.708cm" svg:x2="13.789cm" svg:y2="14.708cm">
          <text:p/>
        </draw:line>
        <draw:rect draw:style-name="gr1" draw:text-style-name="P2" xml:id="id38" draw:id="id38" draw:layer="layout" svg:width="1.524cm" svg:height="0.629cm" svg:x="4.521cm" svg:y="18.262cm">
          <text:p text:style-name="P1"><text:span text:style-name="T1">Protocol</text:span></text:p>
        </draw:rect>
        <draw:rect draw:style-name="gr1" draw:text-style-name="P2" xml:id="id37" draw:id="id37" draw:layer="layout" svg:width="1.524cm" svg:height="0.629cm" svg:x="4.521cm" svg:y="19.378cm">
          <text:p text:style-name="P1"><text:span text:style-name="T1">Delegator</text:span></text:p>
        </draw:rect>
        <draw:connector draw:style-name="gr6" draw:text-style-name="P1" draw:layer="layout" draw:type="line" svg:x1="5.283cm" svg:y1="19.378cm" svg:x2="5.283cm" svg:y2="18.891cm" draw:start-shape="id37" draw:start-glue-point="0" draw:end-shape="id38" draw:end-glue-point="2" svg:d="M5283 19378v-487">
          <text:p/>
        </draw:connector>
        <draw:rect draw:style-name="gr1" draw:text-style-name="P2" xml:id="id39" draw:id="id39" draw:layer="layout" svg:width="1.524cm" svg:height="0.629cm" svg:x="6.475cm" svg:y="19.382cm">
          <text:p text:style-name="P1"><text:span text:style-name="T1">Listener</text:span></text:p>
        </draw:rect>
        <draw:connector draw:style-name="gr5" draw:text-style-name="P1" draw:layer="layout" draw:type="line" svg:x1="6.475cm" svg:y1="19.696cm" svg:x2="6.045cm" svg:y2="19.692cm" draw:start-shape="id39" draw:start-glue-point="3" draw:end-shape="id37" draw:end-glue-point="1" svg:d="M6475 19696l-430-4">
          <text:p/>
        </draw:connector>
        <draw:rect draw:style-name="gr1" draw:text-style-name="P2" xml:id="id40" draw:id="id40" draw:layer="layout" svg:width="1.524cm" svg:height="0.629cm" svg:x="6.475cm" svg:y="18.259cm">
          <text:p text:style-name="P1"><text:span text:style-name="T1">Server</text:span></text:p>
        </draw:rect>
        <draw:connector draw:style-name="gr6" draw:text-style-name="P1" draw:layer="layout" draw:type="line" svg:x1="7.237cm" svg:y1="19.382cm" svg:x2="7.237cm" svg:y2="18.888cm" draw:start-shape="id39" draw:start-glue-point="0" draw:end-shape="id40" draw:end-glue-point="2" svg:d="M7237 19382v-494">
          <text:p/>
        </draw:connector>
        <draw:rect draw:style-name="gr1" draw:text-style-name="P2" xml:id="id41" draw:id="id41" draw:layer="layout" svg:width="1.524cm" svg:height="0.629cm" svg:x="6.483cm" svg:y="20.545cm">
          <text:p text:style-name="P1"><text:span text:style-name="T1">Balancer</text:span></text:p>
        </draw:rect>
        <draw:connector draw:style-name="gr20" draw:text-style-name="P1" draw:layer="layout" draw:type="line" svg:x1="7.245cm" svg:y1="20.545cm" svg:x2="7.237cm" svg:y2="20.011cm" draw:start-shape="id41" draw:start-glue-point="0" draw:end-shape="id39" draw:end-glue-point="2" svg:d="M7245 20545l-8-534">
          <text:p/>
        </draw:connector>
        <draw:rect draw:style-name="gr1" draw:text-style-name="P2" xml:id="id42" draw:id="id42" draw:layer="layout" svg:width="2.286cm" svg:height="0.629cm" svg:x="8.339cm" svg:y="18.265cm">
          <text:p text:style-name="P1"><text:span text:style-name="T1">DefaultServer</text:span></text:p>
        </draw:rect>
        <draw:connector draw:style-name="gr3" draw:text-style-name="P1" draw:layer="layout" draw:type="line" svg:x1="9.482cm" svg:y1="18.894cm" svg:x2="7.999cm" svg:y2="19.696cm" draw:start-shape="id42" draw:start-glue-point="2" draw:end-shape="id39" draw:end-glue-point="1" svg:d="M9482 18894l-1483 802">
          <text:p/>
        </draw:connector>
        <draw:frame draw:style-name="gr4" draw:text-style-name="P3" draw:layer="layout" svg:width="0.93cm" svg:height="0.573cm" svg:x="9.209cm" svg:y="18.791cm">
          <draw:text-box>
            <text:p><text:span text:style-name="T2">1..*</text:span></text:p>
          </draw:text-box>
        </draw:frame>
        <draw:frame draw:style-name="gr4" draw:text-style-name="P3" draw:layer="layout" svg:width="0.93cm" svg:height="0.573cm" svg:x="8.209cm" svg:y="19.492cm">
          <draw:text-box>
            <text:p><text:span text:style-name="T2">0..*</text:span></text:p>
          </draw:text-box>
        </draw:frame>
        <draw:rect draw:style-name="gr1" draw:text-style-name="P2" xml:id="id43" draw:id="id43" draw:layer="layout" svg:width="2.413cm" svg:height="0.629cm" svg:x="12.484cm" svg:y="16.945cm">
          <text:p text:style-name="P1"><text:span text:style-name="T1">PluginManager</text:span></text:p>
        </draw:rect>
        <draw:rect draw:style-name="gr1" draw:text-style-name="P2" xml:id="id44" draw:id="id44" draw:layer="layout" svg:width="2.413cm" svg:height="0.629cm" svg:x="12.484cm" svg:y="18.883cm">
          <text:p text:style-name="P1"><text:span text:style-name="T1">Alg</text:span></text:p>
        </draw:rect>
        <draw:rect draw:style-name="gr1" draw:text-style-name="P2" xml:id="id45" draw:id="id45" draw:layer="layout" svg:width="2.413cm" svg:height="0.629cm" svg:x="13.856cm" svg:y="17.861cm">
          <text:p text:style-name="P1"><text:span text:style-name="T1">RegisterTable</text:span></text:p>
        </draw:rect>
        <draw:connector draw:style-name="gr2" draw:text-style-name="P1" draw:layer="layout" draw:type="line" svg:x1="13.69cm" svg:y1="17.574cm" svg:x2="13.69cm" svg:y2="18.883cm" draw:start-shape="id43" draw:start-glue-point="2" draw:end-shape="id44" draw:end-glue-point="0" svg:d="M13690 17574v1309">
          <text:p/>
        </draw:connector>
        <draw:connector draw:style-name="gr5" draw:text-style-name="P1" draw:layer="layout" draw:type="line" svg:x1="13.69cm" svg:y1="17.574cm" svg:x2="15.062cm" svg:y2="17.861cm" draw:start-shape="id43" draw:start-glue-point="2" draw:end-shape="id45" draw:end-glue-point="0" svg:d="M13690 17574l1372 287">
          <text:p/>
        </draw:connector>
        <draw:rect draw:style-name="gr1" draw:text-style-name="P2" xml:id="id49" draw:id="id49" draw:layer="layout" svg:width="2.159cm" svg:height="0.629cm" svg:x="11.387cm" svg:y="17.888cm">
          <text:p text:style-name="P1"><text:span text:style-name="T1">Recommender</text:span></text:p>
        </draw:rect>
        <draw:rect draw:style-name="gr1" draw:text-style-name="P2" xml:id="id46" draw:id="id46" draw:layer="layout" svg:width="1.143cm" svg:height="0.629cm" svg:x="11.387cm" svg:y="19.999cm">
          <text:p text:style-name="P1"><text:span text:style-name="T1">Metric</text:span></text:p>
        </draw:rect>
        <draw:rect draw:style-name="gr1" draw:text-style-name="P2" xml:id="id47" draw:id="id47" draw:layer="layout" svg:width="2.032cm" svg:height="0.629cm" svg:x="12.684cm" svg:y="19.999cm">
          <text:p text:style-name="P1"><text:span text:style-name="T1">DatasetParser</text:span></text:p>
        </draw:rect>
        <draw:rect draw:style-name="gr1" draw:text-style-name="P2" xml:id="id48" draw:id="id48" draw:layer="layout" svg:width="2.032cm" svg:height="0.629cm" svg:x="14.843cm" svg:y="19.993cm">
          <text:p text:style-name="P1"><text:span text:style-name="T1">CTSManager</text:span></text:p>
        </draw:rect>
        <draw:connector draw:style-name="gr7" draw:text-style-name="P1" draw:layer="layout" draw:type="line" svg:x1="11.958cm" svg:y1="19.999cm" svg:x2="13.69cm" svg:y2="19.512cm" draw:start-shape="id46" draw:start-glue-point="0" draw:end-shape="id44" draw:end-glue-point="2" svg:d="M11958 19999l1732-487">
          <text:p/>
        </draw:connector>
        <draw:connector draw:style-name="gr7" draw:text-style-name="P1" draw:layer="layout" draw:type="line" svg:x1="13.7cm" svg:y1="19.999cm" svg:x2="13.69cm" svg:y2="19.512cm" draw:start-shape="id47" draw:start-glue-point="0" draw:end-shape="id44" draw:end-glue-point="2" svg:d="M13700 19999l-10-487">
          <text:p/>
        </draw:connector>
        <draw:connector draw:style-name="gr7" draw:text-style-name="P1" draw:layer="layout" draw:type="line" svg:x1="15.859cm" svg:y1="19.993cm" svg:x2="13.69cm" svg:y2="19.512cm" draw:start-shape="id48" draw:start-glue-point="0" draw:end-shape="id44" draw:end-glue-point="2" svg:d="M15859 19993l-2169-481">
          <text:p/>
        </draw:connector>
        <draw:connector draw:style-name="gr7" draw:text-style-name="P1" draw:layer="layout" draw:line-skew="0.363cm" svg:x1="11.387cm" svg:y1="18.202cm" svg:x2="12.484cm" svg:y2="19.197cm" draw:start-shape="id49" draw:start-glue-point="3" draw:end-shape="id44" draw:end-glue-point="3" svg:d="M11387 18202h-138v995h1235">
          <text:p/>
        </draw:connector>
        <draw:connector draw:style-name="gr3" draw:text-style-name="P1" draw:layer="layout" draw:line-skew="0.289cm" svg:x1="14.897cm" svg:y1="19.197cm" svg:x2="16.269cm" svg:y2="18.175cm" draw:start-shape="id44" draw:start-glue-point="1" draw:end-shape="id45" draw:end-glue-point="1" svg:d="M14897 19197h2162v-1022h-790">
          <text:p/>
        </draw:connector>
        <draw:frame draw:style-name="gr4" draw:text-style-name="P3" draw:layer="layout" svg:width="0.93cm" svg:height="0.573cm" svg:x="14.751cm" svg:y="19.203cm">
          <draw:text-box>
            <text:p><text:span text:style-name="T2">0..*</text:span></text:p>
          </draw:text-box>
        </draw:frame>
        <draw:frame draw:style-name="gr21" draw:text-style-name="P3" draw:layer="layout" svg:width="0.934cm" svg:height="0.573cm" svg:x="16.269cm" svg:y="17.602cm">
          <draw:text-box>
            <text:p><text:span text:style-name="T2">0..1</text:span></text:p>
          </draw:text-box>
        </draw:frame>
        <draw:frame draw:style-name="gr22" draw:text-style-name="P4" draw:layer="layout" svg:width="4.009cm" svg:height="0.619cm" svg:x="5.356cm" svg:y="7.342cm">
          <draw:text-box>
            <text:p><text:span text:style-name="T3">Fig. 13.</text:span><text:span text:style-name="T4"> Evaluator diagram</text:span></text:p>
          </draw:text-box>
        </draw:frame>
        <draw:frame draw:style-name="gr22" draw:text-style-name="P4" draw:layer="layout" svg:width="3.742cm" svg:height="0.619cm" svg:x="11.239cm" svg:y="8.043cm">
          <draw:text-box>
            <text:p><text:span text:style-name="T3">Fig. 14.</text:span><text:span text:style-name="T4"> Metrics diagram</text:span></text:p>
          </draw:text-box>
        </draw:frame>
        <draw:frame draw:style-name="gr22" draw:text-style-name="P4" draw:layer="layout" svg:width="4.758cm" svg:height="0.619cm" svg:x="5.205cm" svg:y="14.073cm">
          <draw:text-box>
            <text:p><text:span text:style-name="T3">Fig. 15.</text:span><text:span text:style-name="T4"> Default metrics diagram</text:span></text:p>
          </draw:text-box>
        </draw:frame>
        <draw:frame draw:style-name="gr22" draw:text-style-name="P4" draw:layer="layout" svg:width="4.123cm" svg:height="0.619cm" svg:x="12.382cm" svg:y="12.211cm">
          <draw:text-box>
            <text:p><text:span text:style-name="T3">Fig. 16.</text:span><text:span text:style-name="T4"> Evaluation process</text:span></text:p>
          </draw:text-box>
        </draw:frame>
        <draw:frame draw:style-name="gr22" draw:text-style-name="P4" draw:layer="layout" svg:width="3.556cm" svg:height="0.619cm" svg:x="6.045cm" svg:y="16.994cm">
          <draw:text-box>
            <text:p><text:span text:style-name="T3">Fig. 17.</text:span><text:span text:style-name="T4"> Client diagram</text:span></text:p>
          </draw:text-box>
        </draw:frame>
        <draw:frame draw:style-name="gr22" draw:text-style-name="P4" draw:layer="layout" svg:width="3.556cm" svg:height="0.619cm" svg:x="12.141cm" svg:y="16.032cm">
          <draw:text-box>
            <text:p><text:span text:style-name="T3">Fig. 18.</text:span><text:span text:style-name="T4"> Server diagram</text:span></text:p>
          </draw:text-box>
        </draw:frame>
        <draw:frame draw:style-name="gr23" draw:text-style-name="P4" draw:layer="layout" svg:width="2.667cm" svg:height="0.979cm" svg:x="8.077cm" svg:y="20.439cm">
          <draw:text-box>
            <text:p><text:span text:style-name="T3">Fig. 19.</text:span><text:span text:style-name="T4"> Listener diagram</text:span></text:p>
          </draw:text-box>
        </draw:frame>
        <draw:frame draw:style-name="gr22" draw:text-style-name="P4" draw:layer="layout" svg:width="3.556cm" svg:height="0.619cm" svg:x="12.141cm" svg:y="20.65cm">
          <draw:text-box>
            <text:p><text:span text:style-name="T3">Fig. 20.</text:span><text:span text:style-name="T4"> Plugin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013cm" fo:margin-bottom="6.198cm" fo:margin-left="4.394cm" fo:margin-right="4.39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26T15:40:17.81</meta:creation-date>
    <dc:date>2015-12-26T18:44:17.52</dc:date>
    <dc:creator>Loc Nguyen</dc:creator>
    <meta:editing-duration>PT3H3M31S</meta:editing-duration>
    <meta:editing-cycles>69</meta:editing-cycles>
    <meta:generator>OpenOffice/4.1.1$Win32 OpenOffice.org_project/411m6$Build-9775</meta:generator>
    <meta:document-statistic meta:object-count="137"/>
  </office:meta>
</office:document-meta>
</file>